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3.79pt"/>
    </style:style>
    <style:style style:name="co4" style:family="table-column">
      <style:table-column-properties fo:break-before="auto" style:column-width="192.16pt"/>
    </style:style>
    <style:style style:name="co5" style:family="table-column">
      <style:table-column-properties fo:break-before="auto" style:column-width="89.2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arams.Moroney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ayer 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n_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# param</text:p>
          </table:table-cell>
          <table:table-cell table:style-name="ce1"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[.$G2]" office:value-type="float" office:value="3" calcext:value-type="float">
            <text:p>3</text:p>
          </table:table-cell>
          <table:table-cell table:formula="of:=IF(EXACT(LOWER([.$B2]);&quot;conv2d&quot;);[.I2]*[.J2]*[.K2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v2D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EXACT(LOWER([.$B3]);&quot;conv2d&quot;);([.$C3]+2*[.$D3]-[.$E4])/[.$F3]+1;[.$I2]/[.$C3])" office:value-type="float" office:value="301" calcext:value-type="float">
            <text:p>301</text:p>
          </table:table-cell>
          <table:table-cell table:formula="of:=IF(EXACT(LOWER([.$B3]);&quot;conv2d&quot;);([.$C3]+2*[.$D3]-[.$E4])/[.$F3]+1;[.$C3])" office:value-type="float" office:value="301" calcext:value-type="float">
            <text:p>301</text:p>
          </table:table-cell>
          <table:table-cell table:formula="of:=[.$G3]" office:value-type="float" office:value="16" calcext:value-type="float">
            <text:p>16</text:p>
          </table:table-cell>
          <table:table-cell table:formula="of:=IF(EXACT(LOWER([.$B3]);&quot;conv2d&quot;);[.I3]*[.J3]*[.K3];0)" office:value-type="float" office:value="1449616" calcext:value-type="float">
            <text:p>14496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EXACT(LOWER([.$B4]);&quot;conv2d&quot;);([.$C4]+2*[.$D4]-[.$E5])/[.$F4]+1;FLOOR([.$I3]/[.$C4]))" office:value-type="float" office:value="150" calcext:value-type="float">
            <text:p>150</text:p>
          </table:table-cell>
          <table:table-cell table:formula="of:=IF(EXACT(LOWER([.$B4]);&quot;conv2d&quot;);([.$C4]+2*[.$D4]-[.$E5])/[.$F4]+1;FLOOR([.$I3]/[.$C4]))" office:value-type="float" office:value="150" calcext:value-type="float">
            <text:p>150</text:p>
          </table:table-cell>
          <table:table-cell table:formula="of:=[.$G4]" office:value-type="float" office:value="16" calcext:value-type="float">
            <text:p>16</text:p>
          </table:table-cell>
          <table:table-cell table:formula="of:=IF(EXACT(LOWER([.$B4]);&quot;conv2d&quot;);[.I4]*[.J4]*[.K4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v2D</text:p>
          </table:table-cell>
          <table:table-cell table:formula="of:=[.I4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EXACT(LOWER([.$B5]);&quot;conv2d&quot;);([.$C5]+2*[.$D5]-[.$E6])/[.$F5]+1;FLOOR([.$I4]/[.$C5]))" office:value-type="float" office:value="151" calcext:value-type="float">
            <text:p>151</text:p>
          </table:table-cell>
          <table:table-cell table:formula="of:=IF(EXACT(LOWER([.$B5]);&quot;conv2d&quot;);([.$C5]+2*[.$D5]-[.$E6])/[.$F5]+1;FLOOR([.$I4]/[.$C5]))" office:value-type="float" office:value="151" calcext:value-type="float">
            <text:p>151</text:p>
          </table:table-cell>
          <table:table-cell table:formula="of:=[.$G5]" office:value-type="float" office:value="64" calcext:value-type="float">
            <text:p>64</text:p>
          </table:table-cell>
          <table:table-cell table:formula="of:=IF(EXACT(LOWER([.$B5]);&quot;conv2d&quot;);[.I5]*[.J5]*[.K5];0)" office:value-type="float" office:value="1459264" calcext:value-type="float">
            <text:p>1459264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EXACT(LOWER([.$B6]);&quot;conv2d&quot;);([.$C6]+2*[.$D6]-[.$E7])/[.$F6]+1;FLOOR([.$I5]/[.$C6]))" office:value-type="float" office:value="75" calcext:value-type="float">
            <text:p>75</text:p>
          </table:table-cell>
          <table:table-cell table:formula="of:=IF(EXACT(LOWER([.$B6]);&quot;conv2d&quot;);([.$C6]+2*[.$D6]-[.$E7])/[.$F6]+1;FLOOR([.$I5]/[.$C6]))" office:value-type="float" office:value="75" calcext:value-type="float">
            <text:p>75</text:p>
          </table:table-cell>
          <table:table-cell table:formula="of:=[.$G6]" office:value-type="float" office:value="64" calcext:value-type="float">
            <text:p>64</text:p>
          </table:table-cell>
          <table:table-cell table:formula="of:=IF(EXACT(LOWER([.$B6]);&quot;conv2d&quot;);[.I6]*[.J6]*[.K6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nv2D</text:p>
          </table:table-cell>
          <table:table-cell table:formula="of:=[.I6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EXACT(LOWER([.$B7]);&quot;conv2d&quot;);([.$C7]+2*[.$D7]-[.$E8])/[.$F7]+1;FLOOR([.$I6]/[.$C7]))" office:value-type="float" office:value="76" calcext:value-type="float">
            <text:p>76</text:p>
          </table:table-cell>
          <table:table-cell table:formula="of:=IF(EXACT(LOWER([.$B7]);&quot;conv2d&quot;);([.$C7]+2*[.$D7]-[.$E8])/[.$F7]+1;FLOOR([.$I6]/[.$C7]))" office:value-type="float" office:value="76" calcext:value-type="float">
            <text:p>76</text:p>
          </table:table-cell>
          <table:table-cell table:formula="of:=[.$G7]" office:value-type="float" office:value="64" calcext:value-type="float">
            <text:p>64</text:p>
          </table:table-cell>
          <table:table-cell table:formula="of:=IF(EXACT(LOWER([.$B7]);&quot;conv2d&quot;);[.I7]*[.J7]*[.K7];0)" office:value-type="float" office:value="369664" calcext:value-type="float">
            <text:p>369664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EXACT(LOWER([.$B8]);&quot;conv2d&quot;);([.$C8]+2*[.$D8]-[.$E9])/[.$F8]+1;FLOOR([.$I7]/[.$C8]))" office:value-type="float" office:value="38" calcext:value-type="float">
            <text:p>38</text:p>
          </table:table-cell>
          <table:table-cell table:formula="of:=IF(EXACT(LOWER([.$B8]);&quot;conv2d&quot;);([.$C8]+2*[.$D8]-[.$E9])/[.$F8]+1;FLOOR([.$I7]/[.$C8]))" office:value-type="float" office:value="38" calcext:value-type="float">
            <text:p>38</text:p>
          </table:table-cell>
          <table:table-cell table:formula="of:=[.$G8]" office:value-type="float" office:value="64" calcext:value-type="float">
            <text:p>64</text:p>
          </table:table-cell>
          <table:table-cell table:formula="of:=IF(EXACT(LOWER([.$B8]);&quot;conv2d&quot;);[.I8]*[.J8]*[.K8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nv2D</text:p>
          </table:table-cell>
          <table:table-cell table:formula="of:=[.I8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EXACT(LOWER([.$B9]);&quot;conv2d&quot;);([.$C9]+2*[.$D9]-[.$E10])/[.$F9]+1;FLOOR([.$I8]/[.$C9]))" office:value-type="float" office:value="39" calcext:value-type="float">
            <text:p>39</text:p>
          </table:table-cell>
          <table:table-cell table:formula="of:=IF(EXACT(LOWER([.$B9]);&quot;conv2d&quot;);([.$C9]+2*[.$D9]-[.$E10])/[.$F9]+1;FLOOR([.$I8]/[.$C9]))" office:value-type="float" office:value="39" calcext:value-type="float">
            <text:p>39</text:p>
          </table:table-cell>
          <table:table-cell table:formula="of:=[.$G9]" office:value-type="float" office:value="64" calcext:value-type="float">
            <text:p>64</text:p>
          </table:table-cell>
          <table:table-cell table:formula="of:=IF(EXACT(LOWER([.$B9]);&quot;conv2d&quot;);[.I9]*[.J9]*[.K9];0)" office:value-type="float" office:value="97344" calcext:value-type="float">
            <text:p>97344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EXACT(LOWER([.$B10]);&quot;conv2d&quot;);([.$C10]+2*[.$D10]-[.$E11])/[.$F10]+1;FLOOR([.$I9]/[.$C10]))" office:value-type="float" office:value="19" calcext:value-type="float">
            <text:p>19</text:p>
          </table:table-cell>
          <table:table-cell table:formula="of:=IF(EXACT(LOWER([.$B10]);&quot;conv2d&quot;);([.$C10]+2*[.$D10]-[.$E11])/[.$F10]+1;FLOOR([.$I9]/[.$C10]))" office:value-type="float" office:value="19" calcext:value-type="float">
            <text:p>19</text:p>
          </table:table-cell>
          <table:table-cell table:formula="of:=[.$G10]" office:value-type="float" office:value="64" calcext:value-type="float">
            <text:p>64</text:p>
          </table:table-cell>
          <table:table-cell table:formula="of:=IF(EXACT(LOWER([.$B10]);&quot;conv2d&quot;);[.I10]*[.J10]*[.K10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v2D</text:p>
          </table:table-cell>
          <table:table-cell table:formula="of:=[.I10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EXACT(LOWER([.$B11]);&quot;conv2d&quot;);([.$C11]+2*[.$D11]-[.$E12])/[.$F11]+1;FLOOR([.$I10]/[.$C11]))" office:value-type="float" office:value="20" calcext:value-type="float">
            <text:p>20</text:p>
          </table:table-cell>
          <table:table-cell table:formula="of:=IF(EXACT(LOWER([.$B11]);&quot;conv2d&quot;);([.$C11]+2*[.$D11]-[.$E12])/[.$F11]+1;FLOOR([.$I10]/[.$C11]))" office:value-type="float" office:value="20" calcext:value-type="float">
            <text:p>20</text:p>
          </table:table-cell>
          <table:table-cell/>
          <table:table-cell table:formula="of:=IF(EXACT(LOWER([.$B11]);&quot;conv2d&quot;);[.I11]*[.J11]*[.K11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EXACT(LOWER([.$B12]);&quot;conv2d&quot;);([.$C12]+2*[.$D12]-[.$E13])/[.$F12]+1;FLOOR([.$I11]/[.$C12]))" office:value-type="float" office:value="10" calcext:value-type="float">
            <text:p>10</text:p>
          </table:table-cell>
          <table:table-cell table:formula="of:=IF(EXACT(LOWER([.$B12]);&quot;conv2d&quot;);([.$C12]+2*[.$D12]-[.$E13])/[.$F12]+1;FLOOR([.$I11]/[.$C12]))" office:value-type="float" office:value="10" calcext:value-type="float">
            <text:p>10</text:p>
          </table:table-cell>
          <table:table-cell/>
          <table:table-cell table:formula="of:=IF(EXACT(LOWER([.$B12]);&quot;conv2d&quot;);[.I12]*[.J12]*[.K12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latte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IF(EXACT(LOWER([.$B13]);&quot;conv2d&quot;);[.I13]*[.J13]*[.K13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ens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IF(EXACT(LOWER([.$B14]);&quot;conv2d&quot;);[.I14]*[.J14]*[.K14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1"/>
          <table:table-cell table:formula="of:=SUM([.L2:.L15])" office:value-type="float" office:value="3375888" calcext:value-type="float">
            <text:p>3375888</text:p>
          </table:table-cell>
          <table:table-cell table:number-columns-repeated="1012"/>
        </table:table-row>
      </table:table>
      <table:table table:name="Congig.Chollet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2">
          <table:table-cell table:style-name="ce2" office:value-type="string" calcext:value-type="string">
            <text:p>Model: "sequential"</text:p>
          </table:table-cell>
          <table:table-cell table:style-name="ce2" table:number-columns-repeated="2"/>
        </table:table-row>
        <table:table-row table:style-name="ro2">
          <table:table-cell table:style-name="ce3" office:value-type="string" calcext:value-type="string">
            <text:p>Layer (type)</text:p>
          </table:table-cell>
          <table:table-cell table:style-name="ce3" office:value-type="string" calcext:value-type="string">
            <text:p><text:s/>Output Shape</text:p>
          </table:table-cell>
          <table:table-cell table:style-name="ce3" office:value-type="string" calcext:value-type="string">
            <text:p><text:s/>Param #</text:p>
          </table:table-cell>
        </table:table-row>
        <table:table-row table:style-name="ro2">
          <table:table-cell office:value-type="string" calcext:value-type="string">
            <text:p>conv2d (Conv2D)</text:p>
          </table:table-cell>
          <table:table-cell office:value-type="string" calcext:value-type="string">
            <text:p><text:s/>(None, 298, 298, 32)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max_pooling2d (MaxPooling2D)</text:p>
          </table:table-cell>
          <table:table-cell office:value-type="string" calcext:value-type="string">
            <text:p><text:s/>(None, 149, 149, 32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v2d_1 (Conv2D)</text:p>
          </table:table-cell>
          <table:table-cell office:value-type="string" calcext:value-type="string">
            <text:p><text:s/>(None, 147, 147, 64)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2">
          <table:table-cell office:value-type="string" calcext:value-type="string">
            <text:p>max_pooling2d_1 (MaxPooling2D)</text:p>
          </table:table-cell>
          <table:table-cell office:value-type="string" calcext:value-type="string">
            <text:p><text:s/>(None, 73, 73, 64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v2d_2 (Conv2D)</text:p>
          </table:table-cell>
          <table:table-cell office:value-type="string" calcext:value-type="string">
            <text:p><text:s/>(None, 71, 71, 128)</text:p>
          </table:table-cell>
          <table:table-cell office:value-type="float" office:value="73856" calcext:value-type="float">
            <text:p>73856</text:p>
          </table:table-cell>
        </table:table-row>
        <table:table-row table:style-name="ro2">
          <table:table-cell office:value-type="string" calcext:value-type="string">
            <text:p>max_pooling2d_2 (MaxPooling2D)</text:p>
          </table:table-cell>
          <table:table-cell office:value-type="string" calcext:value-type="string">
            <text:p><text:s/>(None, 35, 35, 128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v2d_3 (Conv2D)</text:p>
          </table:table-cell>
          <table:table-cell office:value-type="string" calcext:value-type="string">
            <text:p><text:s/>(None, 33, 33, 128)</text:p>
          </table:table-cell>
          <table:table-cell office:value-type="float" office:value="147584" calcext:value-type="float">
            <text:p>147584</text:p>
          </table:table-cell>
        </table:table-row>
        <table:table-row table:style-name="ro2">
          <table:table-cell office:value-type="string" calcext:value-type="string">
            <text:p>max_pooling2d_3 (MaxPooling2D)</text:p>
          </table:table-cell>
          <table:table-cell office:value-type="string" calcext:value-type="string">
            <text:p><text:s/>(None, 16, 16, 128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latten (Flatten)</text:p>
          </table:table-cell>
          <table:table-cell office:value-type="string" calcext:value-type="string">
            <text:p><text:s/>(None, 32768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nse (Dense)</text:p>
          </table:table-cell>
          <table:table-cell office:value-type="string" calcext:value-type="string">
            <text:p><text:s/>(None, 512)</text:p>
          </table:table-cell>
          <table:table-cell office:value-type="float" office:value="16777728" calcext:value-type="float">
            <text:p>16777728</text:p>
          </table:table-cell>
        </table:table-row>
        <table:table-row table:style-name="ro2">
          <table:table-cell office:value-type="string" calcext:value-type="string">
            <text:p>dense_1 (Dense)</text:p>
          </table:table-cell>
          <table:table-cell office:value-type="string" calcext:value-type="string">
            <text:p><text:s/>(None, 1)</text:p>
          </table:table-cell>
          <table:table-cell office:value-type="float" office:value="513" calcext:value-type="float">
            <text:p>513</text:p>
          </table:table-cell>
        </table:table-row>
        <table:table-row table:style-name="ro2">
          <table:table-cell table:style-name="Default" office:value-type="string" calcext:value-type="string">
            <text:p>Total params: 17,019,073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rainable params: 17,019,073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Non-trainable params: 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20:06:53.619093028</meta:creation-date>
    <dc:date>2020-06-20T23:09:45.872039384</dc:date>
    <meta:editing-duration>PT1H52M20S</meta:editing-duration>
    <meta:editing-cycles>4</meta:editing-cycles>
    <meta:generator>LibreOffice/6.0.7.3$Linux_X86_64 LibreOffice_project/00m0$Build-3</meta:generator>
    <meta:document-statistic meta:table-count="2" meta:cell-count="189" meta:object-count="0"/>
  </office:meta>
</office:document-meta>
</file>